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B000002756C9E3ABF3CA54648.png" manifest:media-type="image/png"/>
  <manifest:file-entry manifest:full-path="Pictures/10000201000004BF000001E4DD642B7EA4601386.png" manifest:media-type="image/png"/>
  <manifest:file-entry manifest:full-path="Pictures/100002010000048E00000194F91849110C703E35.png" manifest:media-type="image/png"/>
  <manifest:file-entry manifest:full-path="Pictures/100002010000038F0000034F6B749FBC3D9A852B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ensorflow distributed</text:p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分佈式培訓</text:p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3.028cm" svg:height="12.112cm" svg:x="0.072cm" svg:y="3.538cm">
          <draw:image xlink:href="Pictures/100002010000038F0000034F6B749FBC3D9A8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嘗試電腦教室</text:p>
          </draw:text-box>
        </draw:frame>
        <draw:frame presentation:style-name="pr4" draw:text-style-name="P3" draw:layer="layout" svg:width="25.2cm" svg:height="9.134cm" svg:x="1.4cm" svg:y="3.8cm" presentation:class="subtitle" presentation:placeholder="true">
          <draw:text-box/>
        </draw:frame>
        <draw:frame draw:style-name="gr2" draw:text-style-name="P2" draw:layer="layout" svg:width="27.999cm" svg:height="9.7cm" svg:x="0.6cm" svg:y="3.9cm">
          <draw:image xlink:href="Pictures/100002010000048E00000194F91849110C703E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U 3D軟體雲</text:p>
          </draw:text-box>
        </draw:frame>
        <draw:frame presentation:style-name="pr2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7.999cm" svg:height="11.153cm" svg:x="0.001cm" svg:y="3.5cm">
          <draw:image xlink:href="Pictures/10000201000004BF000001E4DD642B7EA46013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開啟虛擬機</text:p>
          </draw:text-box>
        </draw:frame>
        <draw:frame presentation:style-name="pr2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853cm" svg:height="12.766cm" svg:x="0cm" svg:y="3.434cm">
          <draw:image xlink:href="Pictures/100002010000052B000002756C9E3ABF3CA546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20:40:45.964134793</meta:creation-date>
    <meta:editing-duration>PT57M</meta:editing-duration>
    <meta:editing-cycles>3</meta:editing-cycles>
    <meta:generator>LibreOffice/6.0.4.2$Linux_X86_64 LibreOffice_project/00m0$Build-2</meta:generator>
    <dc:title>Bright Blue</dc:title>
    <dc:date>2018-06-12T22:19:52.295171849</dc:date>
    <meta:document-statistic meta:object-count="46"/>
  </office:meta>
</office:document-meta>
</file>